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T1" style:family="text">
      <style:text-properties fo:color="#000000" fo:font-size="7.5pt" style:font-size-asian="7.5pt" style:font-size-complex="7.5pt"/>
    </style:style>
    <style:style style:name="T2" style:family="text">
      <style:text-properties fo:color="#000000" fo:font-size="7.5pt" style:font-size-asian="7.5pt" style:font-size-complex="7.5pt" style:text-underline-style="none" style:text-underline-color="font-color" style:text-line-through-type="none"/>
    </style:style>
    <style:style style:name="T3" style:family="text">
      <style:text-properties fo:color="#000000" style:text-underline-style="none" style:text-underline-color="font-color" style:text-line-through-type="none" fo:font-size="5pt" style:font-size-asian="5pt" style:font-size-complex="5pt"/>
    </style:style>
    <style:style style:name="T4" style:family="text">
      <style:text-properties fo:color="#000000" style:text-underline-style="none" style:text-underline-color="font-color" style:text-line-through-type="none" fo:font-size="7.5pt" style:font-size-asian="7.5pt" style:font-size-complex="7.5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M19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9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<text:span text:style-name="T1">Obligatoire pour chaque RHS en hospitalisation partielle -- </text:span><text:span text:style-name="T2">Obligatoire pour le premier et le dernier RHS de la suite de RHS en hospitalisation complète, et toutes les 4 semaines à compter du 1</text:span><text:span text:style-name="T3">er </text:span><text:span text:style-name="T4">RHS de la suite, facultatif sinon. </text:span>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1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2:21.8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12:39.010000000</dc:date>
    <meta:editing-duration>PT2H3M10S</meta:editing-duration>
    <meta:editing-cycles>28</meta:editing-cycles>
    <meta:document-statistic meta:table-count="1" meta:cell-count="636" meta:object-count="0"/>
  </office:meta>
</office:document-meta>
</file>